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ali" style:master-page-name="MP0" style:family="paragraph">
      <style:paragraph-properties fo:break-before="page"/>
    </style:style>
  </office:automatic-styles>
  <office:body>
    <office:text text:use-soft-page-breaks="true">
      <text:p text:style-name="P1">Coronavirus Defender</text:p>
      <text:p text:style-name="Normaali">Koronavirus pyrkii pääsemään kehoon ja pelaaja pyrkii estämään tämän asettamalla virusta tuhoavia ”tykkitorneja” viruksen reitille. Jos virus saavuttaa maalin, häviää pelaaja pelin eli saa koronaviruksen. Pelissä on laskuri, joka laskee montako päivää pelaaja selviää saamatta koronavirustarunta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Normaali" style:display-name="Normaali" style:family="paragraph">
      <style:text-properties fo:hyphenate="false"/>
    </style:style>
    <style:style style:name="Kappaleenoletusfontti" style:display-name="Kappaleen oletusfontti" style:family="text"/>
    <style:style style:name="Luettelokappale" style:display-name="Luettelokappale" style:family="paragraph" style:parent-style-name="Normaali">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orolainen, Jesse</meta:initial-creator>
    <dc:creator>Korolainen, Jesse</dc:creator>
    <meta:creation-date>2020-10-05T13:54:00Z</meta:creation-date>
    <dc:date>2020-10-05T13:59:00Z</dc:date>
    <meta:template xlink:href="Normal" xlink:type="simple"/>
    <meta:editing-cycles>1</meta:editing-cycles>
    <meta:editing-duration>PT300S</meta:editing-duration>
    <meta:document-statistic meta:page-count="1" meta:paragraph-count="1" meta:word-count="35" meta:character-count="318" meta:row-count="2" meta:non-whitespace-character-count="284"/>
  </office:meta>
</office:document-meta>
</file>